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6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ff6600" draw:fill-image-width="0cm" draw:fill-image-height="0cm" draw:textarea-horizontal-align="justify" draw:textarea-vertical-align="middle" draw:auto-grow-height="false"/>
    </style:style>
    <style:style style:name="gr7" style:family="graphic" style:parent-style-name="standard">
      <style:graphic-properties draw:fill-color="#66ffff" draw:fill-image-width="0cm" draw:fill-image-height="0cm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99" draw:fill-image-width="0cm" draw:fill-image-height="0cm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9ff66" draw:fill-image-width="0cm" draw:fill-image-height="0cm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fo:min-height="2.413cm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marker-end="Arrow" draw:marker-end-width="0.3cm" draw:fill="none" draw:fill-color="#99ff66" draw:fill-image-width="0cm" draw:fill-image-height="0cm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2.921cm" svg:x="8.017cm" svg:y="9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61cm" svg:height="2.921cm" svg:x="8.112cm" svg:y="15.9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61cm" svg:height="2.921cm" svg:x="14.955cm" svg:y="15.9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461cm" svg:height="2.921cm" svg:x="1.254cm" svg:y="15.98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445cm" svg:y1="15.986cm" svg:x2="10.557cm" svg:y2="12.43cm">
          <text:p/>
        </draw:line>
        <draw:line draw:style-name="gr5" draw:text-style-name="P1" draw:layer="layout" svg:x1="10.557cm" svg:y1="15.986cm" svg:x2="10.557cm" svg:y2="12.43cm">
          <text:p/>
        </draw:line>
        <draw:line draw:style-name="gr5" draw:text-style-name="P1" draw:layer="layout" svg:x1="17.923cm" svg:y1="15.986cm" svg:x2="10.557cm" svg:y2="12.43cm">
          <text:p/>
        </draw:line>
        <draw:custom-shape draw:style-name="gr6" draw:text-style-name="P1" draw:layer="layout" svg:width="1.651cm" svg:height="1.016cm" svg:x="9.922cm" svg:y="11.0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51cm" svg:height="1.016cm" svg:x="9.668cm" svg:y="10.2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651cm" svg:height="1.016cm" svg:x="8.906cm" svg:y="10.7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4cm" svg:height="1.651cm" svg:x="3.572cm" svg:y="16.367cm">
          <text:p text:style-name="P1">Chang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89cm" svg:height="0.635cm" svg:x="9.541cm" svg:y="10.906cm">
          <text:p text:style-name="P1"><text:span text:style-name="T1">Chang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461cm" svg:height="2.921cm" svg:x="7.985cm" svg:y="1.381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4.826cm" svg:height="2.663cm" svg:x="13.192cm" svg:y="2.524cm">
          <draw:text-box>
            <text:p/>
          </draw:text-box>
        </draw:frame>
        <draw:frame draw:style-name="gr12" draw:layer="layout" svg:width="1.946cm" svg:height="0.962cm" svg:x="9.636cm" svg:y="2.397cm">
          <draw:text-box>
            <text:p>more</text:p>
          </draw:text-box>
        </draw:frame>
        <draw:line draw:style-name="gr13" draw:text-style-name="P1" draw:layer="layout" svg:x1="10.779cm" svg:y1="9.509cm" svg:x2="10.779cm" svg:y2="4.3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0T14:25:06.903064078</meta:creation-date>
    <dc:date>2018-07-20T14:49:52.725524280</dc:date>
    <meta:editing-duration>PT9M12S</meta:editing-duration>
    <meta:editing-cycles>2</meta:editing-cycles>
    <meta:generator>LibreOffice/4.2.8.2$Linux_X86_64 LibreOffice_project/420m0$Build-2</meta:generator>
    <meta:document-statistic meta:object-count="16"/>
  </office:meta>
</office:document-meta>
</file>